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.Cases | Szenarien</text:p>
      <text:p text:style-name="P1"/>
      <text:p text:style-name="P2">Use Case – Log in</text:p>
      <text:p text:style-name="P2"/>
      <text:p text:style-name="P1">User Intention<text:tab/><text:tab/><text:tab/><text:tab/><text:tab/>System Responsibility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list xml:id="list3039847349082279012" text:style-name="L1">
              <text:list-item>
                <text:p text:style-name="P5">Einmeldefenster öffnen</text:p>
              </text:list-item>
            </text:list>
            <text:p text:style-name="P4"/>
            <text:list xml:id="list37494745" text:continue-numbering="true" text:style-name="L1">
              <text:list-item>
                <text:p text:style-name="P5">Nutzer gibt KFZ Identifikation / Nutzername an und sendet diese ab</text:p>
              </text:list-item>
            </text:list>
          </table:table-cell>
          <table:table-cell table:style-name="Tabelle1.B1" office:value-type="string">
            <text:list xml:id="list37494771" text:continue-numbering="true" text:style-name="L1">
              <text:list-item>
                <text:p text:style-name="P5">Anmeldefenster wird geöffnet und angezeigt</text:p>
              </text:list-item>
              <text:list-item>
                <text:p text:style-name="P5">Identität wird überprüft</text:p>
                <text:p text:style-name="P5">Ggf. Fehlermeldung anzeigen</text:p>
              </text:list-item>
              <text:list-item>
                <text:p text:style-name="P5">Bei Erfolg Weiterleitung zu eigenem Profil</text:p>
              </text:list-item>
            </text:list>
          </table:table-cell>
        </table:table-row>
      </table:table>
      <text:p text:style-name="P1"/>
      <text:p text:style-name="P2">Use Case – Kommunikation an User</text:p>
      <text:p text:style-name="P2"/>
      <text:p text:style-name="P1">User Intention<text:tab/><text:tab/><text:tab/><text:tab/><text:tab/>System Responsibility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list xml:id="list37495638" text:continue-numbering="true" text:style-name="L1">
              <text:list-item>
                <text:p text:style-name="P5">Nutzerprofil wird angewählt</text:p>
              </text:list-item>
            </text:list>
            <text:p text:style-name="P4"/>
            <text:p text:style-name="P4"/>
            <text:list xml:id="list37503943" text:continue-numbering="true" text:style-name="L1">
              <text:list-item>
                <text:p text:style-name="P5">Auswahl einer Nachrichtenoption</text:p>
              </text:list-item>
              <text:list-item>
                <text:p text:style-name="P5">Schreiben einer Nachricht und absenden der Nachricht</text:p>
              </text:list-item>
            </text:list>
          </table:table-cell>
          <table:table-cell table:style-name="Tabelle2.B1" office:value-type="string">
            <text:list xml:id="list37486997" text:continue-numbering="true" text:style-name="L1">
              <text:list-item>
                <text:p text:style-name="P5">Anzeige des anderen Nutzers</text:p>
              </text:list-item>
              <text:list-item>
                <text:p text:style-name="P5">Anzeige aus unterschiedlichen Nachrichtenoptionen</text:p>
              </text:list-item>
              <text:list-item>
                <text:p text:style-name="P5">Nachrichtenfenster anzeigen</text:p>
              </text:list-item>
              <text:list-item>
                <text:p text:style-name="P5">Absenden der Nachricht an Empfängernutzer und Optionale Eilmitteilung an diesen</text:p>
              </text:list-item>
            </text:list>
          </table:table-cell>
        </table:table-row>
      </table:table>
      <text:p text:style-name="P1"/>
      <text:p text:style-name="P2">Use Case – Smart – parking – Navigation</text:p>
      <text:p text:style-name="P2"/>
      <text:p text:style-name="P1">User Intention<text:tab/><text:tab/><text:tab/><text:tab/><text:tab/>System Responsibility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list xml:id="list37473789" text:continue-numbering="true" text:style-name="L1">
              <text:list-item>
                <text:p text:style-name="P5">Auswahl einer smart-parking<text:line-break/>Eingrenzung der Parkplatzsuche </text:p>
              </text:list-item>
            </text:list>
            <text:p text:style-name="P4"/>
            <text:list xml:id="list37481916" text:continue-numbering="true" text:style-name="L1">
              <text:list-item>
                <text:p text:style-name="P5">Auswahl des Parkplatzes</text:p>
              </text:list-item>
            </text:list>
          </table:table-cell>
          <table:table-cell table:style-name="Tabelle3.B1" office:value-type="string">
            <text:list xml:id="list37485641" text:continue-numbering="true" text:style-name="L1">
              <text:list-item>
                <text:p text:style-name="P5">Anzeige des nächstmöglichen Parkplatz unter Berücksichtigung der Parkplatzbelegung</text:p>
              </text:list-item>
              <text:list-item>
                <text:p text:style-name="P5">Navigationsfunktion zu dem ausgewählten Parkplatz </text:p>
              </text:list-item>
            </text:list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 Schneider</meta:initial-creator>
    <meta:creation-date>2015-10-16T10:56:15.24</meta:creation-date>
    <dc:date>2015-11-17T17:32:09.63</dc:date>
    <meta:editing-duration>PT54M4S</meta:editing-duration>
    <meta:editing-cycles>3</meta:editing-cycles>
    <meta:generator>OpenOffice/4.1.1$Win32 OpenOffice.org_project/411m6$Build-9775</meta:generator>
    <meta:document-statistic meta:table-count="3" meta:image-count="0" meta:object-count="0" meta:page-count="1" meta:paragraph-count="24" meta:word-count="136" meta:character-count="975"/>
  </office:meta>
</office:document-meta>
</file>